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09400000084BFE98F90.png"/>
  <manifest:file-entry manifest:media-type="image/png" manifest:full-path="Pictures/100000000000009400000087A648CB4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cc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76cm" draw:marker-start-width="0.314cm" draw:marker-end="Arrowheads_20_1" draw:marker-end-width="0.31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ffffff" draw:fill="solid" draw:fill-color="#ffffff" draw:textarea-vertical-align="middl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c8ffc8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cc99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size="28pt" style:font-size-asian="28pt" style:font-size-complex="28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5.294cm" svg:height="2.111cm" svg:x="2.67cm" svg:y="10.721cm">
          <text:p text:style-name="P1"><text:span text:style-name="T1">Pr(A</text:span><text:span text:style-name="T2">1</text:span><text:span text:style-name="T1"> fails)</text:span></text:p>
          <text:p text:style-name="P1"><text:span text:style-name="T1">= 0.1</text:span></text:p>
        </draw:rect>
        <draw:line draw:style-name="gr2" draw:text-style-name="P1" draw:layer="layout" svg:x1="7.702cm" svg:y1="5.082cm" svg:x2="7.702cm" svg:y2="5.844cm">
          <text:p/>
        </draw:line>
        <draw:line draw:style-name="gr2" draw:text-style-name="P1" draw:layer="layout" svg:x1="14.119cm" svg:y1="5.082cm" svg:x2="14.119cm" svg:y2="5.844cm">
          <text:p/>
        </draw:line>
        <draw:line draw:style-name="gr3" draw:text-style-name="P1" draw:layer="layout" svg:x1="11.266cm" svg:y1="5.119cm" svg:x2="14.119cm" svg:y2="5.119cm">
          <text:p/>
        </draw:line>
        <draw:line draw:style-name="gr2" draw:text-style-name="P1" draw:layer="layout" svg:x1="10.901cm" svg:y1="1.764cm" svg:x2="10.901cm" svg:y2="2.998cm">
          <text:p/>
        </draw:line>
        <draw:line draw:style-name="gr2" draw:text-style-name="P1" draw:layer="layout" svg:x1="12.284cm" svg:y1="10.03cm" svg:x2="12.284cm" svg:y2="10.792cm">
          <text:p/>
        </draw:line>
        <draw:line draw:style-name="gr2" draw:text-style-name="P1" draw:layer="layout" svg:x1="16.648cm" svg:y1="10.03cm" svg:x2="16.648cm" svg:y2="10.792cm">
          <text:p/>
        </draw:line>
        <draw:g>
          <draw:frame draw:style-name="gr4" draw:text-style-name="P1" draw:layer="layout" svg:width="1.681cm" svg:height="1.47cm" draw:transform="rotate (1.5707963267946) translate (13.738cm 9.803cm)">
            <draw:image xlink:href="Pictures/100000000000009400000087A648CB42.png" xlink:type="simple" xlink:show="embed" xlink:actuate="onLoad">
              <text:p/>
            </draw:image>
          </draw:frame>
          <draw:frame draw:style-name="gr5" draw:text-style-name="P3" draw:layer="layout" svg:width="1.27cm" svg:height="1.352cm" svg:x="13.909cm" svg:y="8.251cm">
            <draw:text-box>
              <text:p><text:span text:style-name="T3">+</text:span></text:p>
            </draw:text-box>
          </draw:frame>
        </draw:g>
        <draw:line draw:style-name="gr3" draw:text-style-name="P1" draw:layer="layout" svg:x1="14.222cm" svg:y1="9.501cm" svg:x2="14.222cm" svg:y2="10.034cm">
          <text:p/>
        </draw:line>
        <draw:line draw:style-name="gr3" draw:text-style-name="P1" draw:layer="layout" svg:x1="14.738cm" svg:y1="9.504cm" svg:x2="14.738cm" svg:y2="10.037cm">
          <text:p/>
        </draw:line>
        <draw:g>
          <draw:frame draw:style-name="gr4" draw:text-style-name="P1" draw:layer="layout" svg:width="1.676cm" svg:height="1.473cm" draw:transform="rotate (1.5707963267946) translate (10.176cm 4.674cm)">
            <draw:image xlink:href="Pictures/100000000000009400000084BFE98F90.png" xlink:type="simple" xlink:show="embed" xlink:actuate="onLoad">
              <text:p/>
            </draw:image>
          </draw:frame>
          <draw:circle draw:style-name="gr6" draw:text-style-name="P1" draw:layer="layout" svg:width="0.508cm" svg:height="0.508cm" svg:x="10.659cm" svg:y="3.658cm">
            <text:p/>
          </draw:circle>
        </draw:g>
        <draw:line draw:style-name="gr2" draw:text-style-name="P1" draw:layer="layout" svg:x1="14.392cm" svg:y1="7.507cm" svg:x2="14.392cm" svg:y2="8.218cm">
          <text:p/>
        </draw:line>
        <draw:rect draw:style-name="gr7" draw:text-style-name="P5" draw:layer="layout" svg:width="10.355cm" svg:height="1.524cm" svg:x="5.786cm" svg:y="0.772cm">
          <text:p text:style-name="P4"><text:span text:style-name="T4">Pr(Redundancy fails)</text:span></text:p>
        </draw:rect>
        <draw:line draw:style-name="gr3" draw:text-style-name="P1" draw:layer="layout" svg:x1="12.235cm" svg:y1="10.035cm" svg:x2="14.222cm" svg:y2="10.035cm">
          <text:p/>
        </draw:line>
        <draw:line draw:style-name="gr3" draw:text-style-name="P1" draw:layer="layout" svg:x1="14.697cm" svg:y1="10.04cm" svg:x2="16.684cm" svg:y2="10.04cm">
          <text:p/>
        </draw:line>
        <draw:line draw:style-name="gr3" draw:text-style-name="P1" draw:layer="layout" svg:x1="7.667cm" svg:y1="5.12cm" svg:x2="10.52cm" svg:y2="5.12cm">
          <text:p/>
        </draw:line>
        <draw:line draw:style-name="gr2" draw:text-style-name="P1" draw:layer="layout" svg:x1="5.391cm" svg:y1="10.012cm" svg:x2="5.391cm" svg:y2="10.774cm">
          <text:p/>
        </draw:line>
        <draw:line draw:style-name="gr2" draw:text-style-name="P1" draw:layer="layout" svg:x1="9.755cm" svg:y1="10.012cm" svg:x2="9.755cm" svg:y2="10.774cm">
          <text:p/>
        </draw:line>
        <draw:g>
          <draw:frame draw:style-name="gr4" draw:text-style-name="P1" draw:layer="layout" svg:width="1.681cm" svg:height="1.47cm" draw:transform="rotate (1.5707963267946) translate (6.845cm 9.785cm)">
            <draw:image xlink:href="Pictures/100000000000009400000087A648CB42.png" xlink:type="simple" xlink:show="embed" xlink:actuate="onLoad">
              <text:p/>
            </draw:image>
          </draw:frame>
          <draw:frame draw:style-name="gr5" draw:text-style-name="P3" draw:layer="layout" svg:width="1.27cm" svg:height="1.352cm" svg:x="7.016cm" svg:y="8.233cm">
            <draw:text-box>
              <text:p><text:span text:style-name="T3">+</text:span></text:p>
            </draw:text-box>
          </draw:frame>
        </draw:g>
        <draw:line draw:style-name="gr3" draw:text-style-name="P1" draw:layer="layout" svg:x1="7.329cm" svg:y1="9.483cm" svg:x2="7.329cm" svg:y2="10.016cm">
          <text:p/>
        </draw:line>
        <draw:line draw:style-name="gr3" draw:text-style-name="P1" draw:layer="layout" svg:x1="7.845cm" svg:y1="9.486cm" svg:x2="7.845cm" svg:y2="10.019cm">
          <text:p/>
        </draw:line>
        <draw:line draw:style-name="gr2" draw:text-style-name="P1" draw:layer="layout" svg:x1="7.499cm" svg:y1="7.489cm" svg:x2="7.499cm" svg:y2="8.2cm">
          <text:p/>
        </draw:line>
        <draw:line draw:style-name="gr3" draw:text-style-name="P1" draw:layer="layout" svg:x1="5.342cm" svg:y1="10.017cm" svg:x2="7.329cm" svg:y2="10.017cm">
          <text:p/>
        </draw:line>
        <draw:line draw:style-name="gr3" draw:text-style-name="P1" draw:layer="layout" svg:x1="7.804cm" svg:y1="10.022cm" svg:x2="9.791cm" svg:y2="10.022cm">
          <text:p/>
        </draw:line>
        <draw:rect draw:style-name="gr8" draw:text-style-name="P2" draw:layer="layout" svg:width="5.628cm" svg:height="1.714cm" svg:x="5.208cm" svg:y="5.805cm">
          <text:p text:style-name="P1"><text:span text:style-name="T1">Pr(E</text:span><text:span text:style-name="T2">1</text:span><text:span text:style-name="T1"> fails)</text:span></text:p>
        </draw:rect>
        <draw:frame draw:style-name="gr5" draw:text-style-name="P7" draw:layer="layout" svg:width="23.514cm" svg:height="3.003cm" svg:x="0.308cm" svg:y="13.771cm">
          <draw:text-box>
            <text:p text:style-name="P6"><text:span text:style-name="T5">E1's fault-set = {Pr(A1 fails)=0.1, Pr(A2 fails)=0.2}</text:span></text:p>
            <text:p text:style-name="P6"><text:span text:style-name="T5">E2's fault-set = {Pr(A2 fails)=0.2, Pr(A3 fails)=0.3}</text:span></text:p>
          </draw:text-box>
        </draw:frame>
        <draw:rect draw:style-name="gr8" draw:text-style-name="P2" draw:layer="layout" svg:width="5.628cm" svg:height="1.714cm" svg:x="11.608cm" svg:y="5.805cm">
          <text:p text:style-name="P1"><text:span text:style-name="T1">Pr(E</text:span><text:span text:style-name="T2">2</text:span><text:span text:style-name="T1"> fails)</text:span></text:p>
        </draw:rect>
        <draw:line draw:style-name="gr3" draw:text-style-name="P1" draw:layer="layout" svg:x1="11.242cm" svg:y1="4.586cm" svg:x2="11.242cm" svg:y2="5.132cm">
          <text:p/>
        </draw:line>
        <draw:line draw:style-name="gr3" draw:text-style-name="P1" draw:layer="layout" svg:x1="10.52cm" svg:y1="4.574cm" svg:x2="10.52cm" svg:y2="5.12cm">
          <text:p/>
        </draw:line>
        <draw:rect draw:style-name="gr1" draw:text-style-name="P2" draw:layer="layout" svg:width="5.294cm" svg:height="2.111cm" svg:x="8.37cm" svg:y="10.722cm">
          <text:p text:style-name="P1"><text:span text:style-name="T1">Pr(A</text:span><text:span text:style-name="T2">2</text:span><text:span text:style-name="T1"> fails)</text:span></text:p>
          <text:p text:style-name="P1"><text:span text:style-name="T1">= 0.2</text:span></text:p>
        </draw:rect>
        <draw:rect draw:style-name="gr1" draw:text-style-name="P2" draw:layer="layout" svg:width="5.294cm" svg:height="2.111cm" svg:x="14.87cm" svg:y="10.723cm">
          <text:p text:style-name="P1"><text:span text:style-name="T1">Pr(A</text:span><text:span text:style-name="T2">3</text:span><text:span text:style-name="T1"> fails)</text:span></text:p>
          <text:p text:style-name="P1"><text:span text:style-name="T1">= 0.3</text:span></text:p>
        </draw:rect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657cm" fo:page-height="17.4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5cm" svg:height="7.047cm" svg:x="1.072cm" svg:y="2.397cm"/>
      <draw:page-thumbnail draw:layer="backgroundobjects" svg:width="9.15cm" svg:height="7.047cm" svg:x="1.072cm" svg:y="10.445cm"/>
      <draw:page-thumbnail draw:layer="backgroundobjects" svg:width="9.15cm" svg:height="7.047cm" svg:x="1.072cm" svg:y="18.493cm"/>
      <draw:page-thumbnail draw:layer="backgroundobjects" svg:width="9.15cm" svg:height="7.047cm" svg:x="11.367cm" svg:y="2.397cm"/>
      <draw:page-thumbnail draw:layer="backgroundobjects" svg:width="9.15cm" svg:height="7.047cm" svg:x="11.367cm" svg:y="10.445cm"/>
      <draw:page-thumbnail draw:layer="backgroundobjects" svg:width="9.15cm" svg:height="7.047cm" svg:x="11.367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5-06-09T09:23:35</meta:creation-date>
    <meta:editing-duration>PT4M6S</meta:editing-duration>
    <meta:editing-cycles>4</meta:editing-cycles>
    <dc:date>2015-06-09T09:28:09</dc:date>
    <dc:creator>Ennan Zhai</dc:creator>
    <meta:generator>OpenOffice/4.0.1$Unix OpenOffice.org_project/401m5$Build-9714</meta:generator>
    <meta:document-statistic meta:object-count="60"/>
  </office:meta>
</office:document-meta>
</file>